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Menlo1" svg:font-family="Menlo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hadow="hidden"/>
    </style:style>
    <style:style style:name="gr2" style:family="graphic" style:parent-style-name="objectwithoutfill">
      <style:graphic-properties draw:marker-end="Arrow" draw:marker-end-width="0.3cm" draw:fill="none"/>
    </style:style>
    <style:style style:name="P1" style:family="paragraph">
      <style:text-properties style:font-name="Menlo1" fo:font-size="8pt" style:font-name-asian="Menlo1" style:font-size-asian="8pt" style:font-name-complex="Menlo1" style:font-size-complex="8pt"/>
    </style:style>
    <style:style style:name="T1" style:family="text">
      <style:text-properties style:use-window-font-color="true" style:text-outline="false" style:text-line-through-style="none" style:text-position="0% 100%" style:font-name="Menlo1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enlo1" style:font-size-asian="8pt" style:language-asian="zh" style:country-asian="CN" style:font-style-asian="normal" style:font-weight-asian="normal" style:font-name-complex="Menlo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standard" xml:id="id3" draw:id="id3" draw:layer="layout" svg:width="2.6cm" svg:height="0.5cm" svg:x="8.6cm" svg:y="9.3cm">
          <svg:title>test</svg:title>
          <svg:desc>twewer</svg:desc>
          <text:p>PostingLayout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" draw:id="id1" draw:layer="layout" svg:width="2.9cm" svg:height="0.5cm" svg:x="20.5cm" svg:y="13.7cm">
          <text:p>Answering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21.95cm" svg:y1="13.7cm" svg:x2="15.3cm" svg:y2="12.2cm" draw:start-shape="id1" draw:start-glue-point="0" draw:end-shape="id2" draw:end-glue-point="2" svg:d="m21950 13700c0-1123-6650-374-6650-1500" svg:viewBox="0 0 6651 1501">
          <text:p/>
        </draw:connector>
        <draw:custom-shape draw:style-name="standard" xml:id="id5" draw:id="id5" draw:layer="layout" svg:width="2.4cm" svg:height="0.5cm" svg:x="11.8cm" svg:y="2.1cm">
          <text:p>App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4" draw:id="id4" draw:layer="layout" svg:width="2.9cm" svg:height="0.5cm" svg:x="11.6cm" svg:y="7.7cm">
          <text:p>ThreadLine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11.2cm" svg:y1="9.55cm" svg:x2="13.05cm" svg:y2="8.2cm" draw:start-shape="id3" draw:start-glue-point="1" draw:end-shape="id4" draw:end-glue-point="2" svg:d="m11200 9550c1234 0 1850-450 1850-1350" svg:viewBox="0 0 1851 1351">
          <text:p/>
        </draw:connector>
        <draw:connector draw:style-name="standard" draw:layer="controls" draw:type="curve" svg:x1="13.05cm" svg:y1="7.7cm" svg:x2="13cm" svg:y2="2.6cm" draw:start-shape="id4" draw:start-glue-point="0" draw:end-shape="id5" draw:end-glue-point="2" svg:d="m13050 7700c0-3823-50-1274-50-5100" svg:viewBox="0 0 51 5101">
          <text:p/>
        </draw:connector>
        <draw:custom-shape draw:style-name="standard" xml:id="id7" draw:id="id7" draw:layer="controls" svg:width="2.6cm" svg:height="0.5cm" svg:x="20.6cm" svg:y="16.9cm">
          <text:p>Uplo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6" draw:id="id6" draw:layer="controls" svg:width="3.1cm" svg:height="0.5cm" svg:x="18.4cm" svg:y="18.7cm">
          <text:p>UploadN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8" draw:id="id8" draw:layer="controls" svg:width="2.4cm" svg:height="0.5cm" svg:x="24cm" svg:y="18.6cm">
          <text:p>Upload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9.95cm" svg:y1="18.7cm" svg:x2="20.6cm" svg:y2="17.15cm" draw:start-shape="id6" draw:start-glue-point="0" draw:end-shape="id7" draw:end-glue-point="3" svg:d="m19950 18700c0-1034 216-1550 650-1550" svg:viewBox="0 0 651 1551">
          <text:p/>
        </draw:connector>
        <draw:connector draw:style-name="standard" draw:layer="controls" draw:type="curve" svg:x1="24cm" svg:y1="18.85cm" svg:x2="23.2cm" svg:y2="17.15cm" draw:start-shape="id8" draw:start-glue-point="3" draw:end-shape="id7" draw:end-glue-point="1" svg:d="m24000 18850c-751 0-501-849-400-849s353-851-400-851" svg:viewBox="0 0 801 1701">
          <text:p/>
        </draw:connector>
        <draw:custom-shape draw:style-name="standard" xml:id="id9" draw:id="id9" draw:layer="controls" svg:width="2.6cm" svg:height="0.5cm" svg:x="14.8cm" svg:y="5.5cm">
          <text:p>Thre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6.1cm" svg:y1="5.5cm" svg:x2="14.2cm" svg:y2="2.35cm" draw:start-shape="id9" draw:start-glue-point="0" draw:end-shape="id5" draw:end-glue-point="1" svg:d="m16100 5500c0-2100-633-3150-1900-3150" svg:viewBox="0 0 1901 3151">
          <text:p/>
        </draw:connector>
        <draw:custom-shape draw:style-name="gr1" xml:id="id10" draw:id="id10" draw:layer="controls" svg:width="2.7cm" svg:height="0.5cm" svg:x="6.8cm" svg:y="4.1cm">
          <text:p>Slidetab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8.15cm" svg:y1="4.1cm" svg:x2="11.8cm" svg:y2="2.35cm" draw:start-shape="id10" draw:start-glue-point="0" draw:end-shape="id5" draw:end-glue-point="3" svg:d="m8150 4100c0-1167 1216-1750 3650-1750" svg:viewBox="0 0 3651 1751">
          <text:p/>
        </draw:connector>
        <draw:custom-shape draw:style-name="gr1" draw:text-style-name="P1" xml:id="id11" draw:id="id11" draw:layer="controls" svg:width="3cm" svg:height="0.5cm" svg:x="6.65cm" svg:y="5.1cm">
          <text:p><text:span text:style-name="T1">SlidetabView…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8.15cm" svg:y1="5.1cm" svg:x2="8.15cm" svg:y2="4.6cm" draw:start-shape="id11" draw:start-glue-point="0" draw:end-shape="id10" draw:end-glue-point="2" svg:d="m8150 5100v-500" svg:viewBox="0 0 1 501">
          <text:p/>
        </draw:connector>
        <draw:custom-shape draw:style-name="gr1" xml:id="id19" draw:id="id19" draw:layer="controls" svg:width="3.3cm" svg:height="0.5cm" svg:x="6.5cm" svg:y="6.1cm">
          <text:p>Shout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8" draw:id="id18" draw:layer="controls" svg:width="2.3cm" svg:height="0.5cm" svg:x="11cm" svg:y="15.6cm">
          <text:p>Previ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2" draw:id="id12" draw:layer="controls" svg:width="3.2cm" svg:height="0.5cm" svg:x="16.9cm" svg:y="15.6cm">
          <text:p>Geshi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8.5cm" svg:y1="15.6cm" svg:x2="20.5cm" svg:y2="13.95cm" draw:start-shape="id12" draw:start-glue-point="0" draw:end-shape="id1" draw:end-glue-point="3" svg:d="m18500 15600c0-1100 666-1650 2000-1650" svg:viewBox="0 0 2001 1651">
          <text:p/>
        </draw:connector>
        <draw:custom-shape draw:style-name="standard" xml:id="id13" draw:id="id13" draw:layer="controls" svg:width="2.4cm" svg:height="0.5cm" svg:x="16.1cm" svg:y="4.1cm">
          <text:p>Help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7.3cm" svg:y1="4.1cm" svg:x2="14.2cm" svg:y2="2.35cm" draw:start-shape="id13" draw:start-glue-point="0" draw:end-shape="id5" draw:end-glue-point="1" svg:d="m17300 4100c0-1167-1033-1750-3100-1750" svg:viewBox="0 0 3101 1751">
          <text:p/>
        </draw:connector>
        <draw:custom-shape draw:style-name="standard" xml:id="id14" draw:id="id14" draw:layer="controls" svg:width="2.4cm" svg:height="0.5cm" svg:x="18.7cm" svg:y="5.1cm">
          <text:p>Bookmark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5" draw:id="id15" draw:layer="controls" svg:width="2.4cm" svg:height="0.5cm" svg:x="18.7cm" svg:y="4.1cm">
          <text:p>Bookmark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9.9cm" svg:y1="5.1cm" svg:x2="19.9cm" svg:y2="4.6cm" draw:start-shape="id14" draw:start-glue-point="0" draw:end-shape="id15" draw:end-glue-point="2" svg:d="m19900 5100v-500" svg:viewBox="0 0 1 501">
          <text:p/>
        </draw:connector>
        <draw:connector draw:style-name="standard" draw:layer="controls" draw:type="curve" svg:x1="19.9cm" svg:y1="4.1cm" svg:x2="14.2cm" svg:y2="2.35cm" draw:start-shape="id15" draw:start-glue-point="0" draw:end-shape="id5" draw:end-glue-point="1" svg:d="m19900 4100c0-1167-1900-1750-5700-1750" svg:viewBox="0 0 5701 1751">
          <text:p/>
        </draw:connector>
        <draw:custom-shape draw:style-name="standard" xml:id="id16" draw:id="id16" draw:layer="controls" svg:width="3.4cm" svg:height="0.5cm" svg:x="21.3cm" svg:y="4.1cm">
          <text:p>CategoryChooser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23cm" svg:y1="4.1cm" svg:x2="14.2cm" svg:y2="2.35cm" draw:start-shape="id16" draw:start-glue-point="0" draw:end-shape="id5" draw:end-glue-point="1" svg:d="m23000 4100c0-1167-2933-1750-8800-1750" svg:viewBox="0 0 8801 1751">
          <text:p/>
        </draw:connector>
        <draw:custom-shape draw:style-name="standard" xml:id="id17" draw:id="id17" draw:layer="layout" svg:width="3cm" svg:height="0.5cm" svg:x="13.6cm" svg:y="15.6cm">
          <text:p>MediaInsert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15.1cm" svg:y1="15.6cm" svg:x2="20.5cm" svg:y2="13.95cm" draw:start-shape="id17" draw:start-glue-point="0" draw:end-shape="id1" draw:end-glue-point="3" svg:d="m15100 15600c0-1100 1800-1650 5400-1650" svg:viewBox="0 0 5401 1651">
          <text:p/>
        </draw:connector>
        <draw:connector draw:style-name="objectwithoutfill" draw:layer="layout" draw:type="curve" svg:x1="9.9cm" svg:y1="9.3cm" svg:x2="13cm" svg:y2="2.6cm" draw:start-shape="id3" draw:start-glue-point="0" draw:end-shape="id5" draw:end-glue-point="2" svg:d="m9900 9300c0-5023 3100-1674 3100-6700" svg:viewBox="0 0 3101 6701">
          <text:p>entries/view/#</text:p>
        </draw:connector>
        <draw:connector draw:style-name="standard" draw:layer="layout" draw:type="curve" svg:x1="21.95cm" svg:y1="13.7cm" svg:x2="13cm" svg:y2="2.6cm" draw:start-shape="id1" draw:start-glue-point="0" draw:end-shape="id5" svg:d="m21950 13700c0-8323-8950-2774-8950-11100" svg:viewBox="0 0 8951 11101">
          <text:p>entries/add</text:p>
        </draw:connector>
        <draw:connector draw:style-name="standard" draw:layer="layout" draw:type="curve" svg:x1="21.9cm" svg:y1="16.9cm" svg:x2="21.95cm" svg:y2="14.2cm" draw:start-shape="id7" draw:start-glue-point="0" draw:end-shape="id1" draw:end-glue-point="2" svg:d="m21900 16900c0-2023 50-674 50-2700" svg:viewBox="0 0 51 2701">
          <text:p/>
        </draw:connector>
        <draw:connector draw:style-name="standard" draw:layer="layout" draw:type="curve" svg:x1="12.15cm" svg:y1="15.6cm" svg:x2="20.5cm" svg:y2="13.95cm" draw:start-shape="id18" draw:start-glue-point="0" draw:end-shape="id1" draw:end-glue-point="3" svg:d="m12150 15600c0-1100 2783-1650 8350-1650" svg:viewBox="0 0 8351 1651">
          <text:p/>
        </draw:connector>
        <draw:connector draw:style-name="standard" draw:layer="layout" draw:type="curve" svg:x1="8.15cm" svg:y1="6.1cm" svg:x2="8.15cm" svg:y2="5.6cm" draw:start-shape="id19" draw:start-glue-point="0" draw:end-shape="id11" draw:end-glue-point="2" svg:d="m8150 6100v-500" svg:viewBox="0 0 1 501">
          <text:p/>
        </draw:connector>
        <draw:custom-shape draw:style-name="standard" xml:id="id21" draw:id="id21" draw:layer="layout" svg:width="2.6cm" svg:height="0.5cm" svg:x="10.8cm" svg:y="11.7cm">
          <svg:title>test</svg:title>
          <svg:desc>twewer</svg:desc>
          <text:p>PostingContent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20" draw:id="id20" draw:layer="layout" svg:width="2.6cm" svg:height="0.5cm" svg:x="7.4cm" svg:y="11.7cm">
          <svg:title>test</svg:title>
          <svg:desc>twewer</svg:desc>
          <text:p>PostingActio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2" draw:id="id2" draw:layer="layout" svg:width="2.6cm" svg:height="0.5cm" svg:x="14cm" svg:y="11.7cm">
          <svg:title>test</svg:title>
          <svg:desc>twewer</svg:desc>
          <text:p>PostingSlide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draw:type="curve" svg:x1="8.625cm" svg:y1="11.95cm" svg:x2="8.625cm" svg:y2="11.95cm" svg:d="m8625 11950v0" svg:viewBox="0 0 1 1">
          <text:p/>
        </draw:connector>
        <draw:connector draw:style-name="standard" draw:layer="layout" draw:type="curve" svg:x1="15.3cm" svg:y1="11.7cm" svg:x2="9.9cm" svg:y2="9.8cm" draw:start-shape="id2" draw:start-glue-point="0" draw:end-shape="id3" svg:d="m15300 11700c0-1423-5400-474-5400-1900" svg:viewBox="0 0 5401 1901">
          <text:p/>
        </draw:connector>
        <draw:connector draw:style-name="standard" draw:layer="layout" draw:type="curve" svg:x1="8.7cm" svg:y1="11.7cm" svg:x2="9.9cm" svg:y2="9.8cm" draw:start-shape="id20" draw:start-glue-point="0" draw:end-shape="id3" draw:end-glue-point="2" svg:d="m8700 11700c0-1423 1200-474 1200-1900" svg:viewBox="0 0 1201 1901">
          <text:p/>
        </draw:connector>
        <draw:connector draw:style-name="standard" draw:layer="layout" draw:type="curve" svg:x1="12.1cm" svg:y1="11.7cm" svg:x2="9.9cm" svg:y2="9.8cm" draw:start-shape="id21" draw:start-glue-point="0" draw:end-shape="id3" draw:end-glue-point="2" svg:d="m12100 11700c0-1423-2200-474-2200-1900" svg:viewBox="0 0 2201 1901">
          <text:p/>
        </draw:connector>
        <draw:custom-shape draw:style-name="standard" xml:id="id22" draw:id="id22" draw:layer="layout" svg:width="4cm" svg:height="0.5cm" svg:x="2.5cm" svg:y="11cm">
          <svg:title>test</svg:title>
          <svg:desc>twewer</svg:desc>
          <text:p>postingActionBookmark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23" draw:id="id23" draw:layer="layout" svg:width="4cm" svg:height="0.5cm" svg:x="2.5cm" svg:y="12.1cm">
          <svg:title>test</svg:title>
          <svg:desc>twewer</svg:desc>
          <text:p>postingActionSolves.j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6.5cm" svg:y1="11.25cm" svg:x2="7.4cm" svg:y2="11.95cm" draw:start-shape="id22" draw:start-glue-point="1" draw:end-shape="id20" draw:end-glue-point="3" svg:d="m6500 11250c676 0 227 700 900 700" svg:viewBox="0 0 901 701">
          <text:p/>
        </draw:connector>
        <draw:connector draw:style-name="standard" draw:layer="layout" draw:type="curve" svg:x1="6.5cm" svg:y1="12.35cm" svg:x2="7.4cm" svg:y2="11.95cm" draw:start-shape="id23" draw:start-glue-point="1" draw:end-shape="id20" draw:end-glue-point="3" svg:d="m6500 12350c676 0 227-400 900-400" svg:viewBox="0 0 90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pitch="variable"/>
    <style:font-face style:name="Menlo1" svg:font-family="Menlo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="Arrow" draw:marker-end-width="0.15cm" draw:marker-end-center="false" svg:stroke-opacity="100%" draw:stroke-linejoin="round" svg:stroke-linecap="butt" draw:fill="solid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1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1:48:21</meta:creation-date>
    <dc:date>2013-11-06T14:58:44.340063000</dc:date>
    <meta:editing-duration>PT2H37M23S</meta:editing-duration>
    <meta:editing-cycles>21</meta:editing-cycles>
    <meta:generator>LibreOffice/4.1.0.4$MacOSX_x86 LibreOffice_project/89ea49ddacd9aa532507cbf852f2bb22b1ace28</meta:generator>
    <meta:document-statistic meta:object-count="48"/>
  </office:meta>
</office:document-meta>
</file>